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@ - verbatim – bere retezec, jak je, i viceradkovej, nebere escape sekvence</text:p>
      <text:p text:style-name="Standard"/>
      <text:p text:style-name="Standard">JAVA try-catch = C# using – ne moc chapu priklad</text:p>
      <text:p text:style-name="Standard">da se pohybovat v debuggeru</text:p>
      <text:p text:style-name="Standard">Main – nemusi byt trida Main</text:p>
      <text:p text:style-name="Standard">Java – je kupodivu mozna deklarace pole obema zpusoby</text:p>
      <text:p text:style-name="Standard"/>
      <text:p text:style-name="Standard">dokumentacni komentare</text:p>
      <text:p text:style-name="Standard">limitace debugg modu – da se zmenit metoda, nikoliv struktura debuggu =&gt; fialova cara</text:p>
      <text:p text:style-name="Standard"/>
      <text:p text:style-name="Standard">///&lt;summary&gt;</text:p>
      <text:p text:style-name="Standard">///&lt;/summary&gt;</text:p>
      <text:p text:style-name="Standard">#region Moje knihovny</text:p>
      <text:p text:style-name="Standard"/>
      <text:p text:style-name="Standard">#endregion</text:p>
      <text:p text:style-name="Standard"/>
      <text:p text:style-name="Standard"/>
      <text:p text:style-name="Standard">System.Collections.Generic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15M19S</meta:editing-duration>
    <meta:editing-cycles>13</meta:editing-cycles>
    <meta:generator>OpenOffice.org/3.1$Win32 OpenOffice.org_project/310m19$Build-9420</meta:generator>
    <dc:date>2011-02-18T10:56:48.90</dc:date>
    <meta:document-statistic meta:table-count="0" meta:image-count="0" meta:object-count="0" meta:page-count="1" meta:paragraph-count="12" meta:word-count="66" meta:character-count="421"/>
    <meta:user-defined meta:name="Info 1"/>
    <meta:user-defined meta:name="Info 2"/>
    <meta:user-defined meta:name="Info 3"/>
    <meta:user-defined meta:name="Info 4"/>
  </office:meta>
</office:document-meta>
</file>